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14f" officeooo:paragraph-rsid="001001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SEP - PEST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5T13:38:58.804921262</meta:creation-date>
    <dc:date>2025-08-15T13:39:40.261826228</dc:date>
    <meta:editing-duration>PT44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0"/>
    <meta:generator>LibreOffice/25.2.5.2$Linux_X86_64 LibreOffice_project/fb4792146257752f54eab576deb869869b108571</meta:generator>
  </office:meta>
</office:document-meta>
</file>